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ue js</text:p>
      <text:p text:style-name="P2">initialisation</text:p>
      <text:p text:style-name="P2"/>
      <text:p text:style-name="P2">var vue =new Vue({</text:p>
      <text:p text:style-name="P2"><text:tab/>el :'selecteurApp',</text:p>
      <text:p text:style-name="P2"><text:tab/>data:{</text:p>
      <text:p text:style-name="P2"><text:tab/><text:tab/>//variables de l'app</text:p>
      <text:p text:style-name="P2"><text:tab/>}</text:p>
      <text:p text:style-name="P2">}) ;</text:p>
      <text:p text:style-name="P2"/>
      <text:p text:style-name="P2">v-if= « expression»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8-12T18:51:42.61</meta:creation-date>
    <dc:date>2018-08-12T19:02:36.61</dc:date>
    <meta:editing-duration>PT10M5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9" meta:word-count="19" meta:character-count="112"/>
  </office:meta>
</office:document-meta>
</file>